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Int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Holder.get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Holder.set_i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Int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IntHolder.compare_to( XmlObjec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IntHolder.getBigDecim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Holder.set_BigDecimal( BigDecimal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Holder.set_long( long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IntHolder.equal_to( XmlObjec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IntHolder.set_BigInteger( BigInteger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IntHolder.getBigInteg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Holder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Holder.get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Holder.valu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IntHolder.set_tex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